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CreatorSupport.removeListener( AdvisedSuppor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CreatorSupport.createAopProx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yCreatorSupport.ProxyCreator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reatorSupport.adviceChang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xyCreatorSupport.addListener( AdvisedSuppor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CreatorSupport.setAopProxyFactory( AopProxyFactory aopProxy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CreatorSupport.ProxyCreatorSupport( AopProxyFactory aopProxy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CreatorSupport.activ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yCreatorSupport.is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reatorSupport.getAopProxy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